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c49eb" officeooo:paragraph-rsid="0020c7f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49eb" officeooo:paragraph-rsid="0020c7f7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officeooo:rsid="001c49eb" officeooo:paragraph-rsid="0020c7f7"/>
    </style:style>
    <style:style style:name="P4" style:family="paragraph" style:parent-style-name="Standard">
      <style:paragraph-properties fo:text-align="center" style:justify-single-word="false"/>
      <style:text-properties officeooo:rsid="001c49eb" officeooo:paragraph-rsid="0020c7f7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20c7f7" officeooo:paragraph-rsid="0020c7f7" style:font-size-asian="15pt" style:font-weight-asian="bold" style:font-size-complex="15pt" style:font-weight-complex="bold"/>
    </style:style>
    <style:style style:name="T1" style:family="text">
      <style:text-properties officeooo:rsid="0020c7f7"/>
    </style:style>
    <style:style style:name="T2" style:family="text">
      <style:text-properties fo:font-weight="bold" officeooo:rsid="0020c7f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24</text:span>.05.2015</text:p>
      <text:p text:style-name="P3"/>
      <text:p text:style-name="P3"/>
      <text:p text:style-name="P4"/>
      <text:p text:style-name="P4"/>
      <text:p text:style-name="P4"/>
      <text:p text:style-name="P5">Strona internetowa z modułem galerii i bloga</text:p>
      <text:p text:style-name="P1">Tomasz Chmielewski</text:p>
      <text:p text:style-name="P1"/>
      <text:p text:style-name="P1"/>
      <text:p text:style-name="P1"/>
      <text:p text:style-name="P1"/>
      <text:p text:style-name="P1"/>
      <text:p text:style-name="P2"><text:tab/><text:span text:style-name="T1">Tematem projektu jest napisanie strony internetowej zawierającej moduły galerii i bloga. Całość została wykonana z wykorzystaniem technologii HTML, CSS, PHP i JavaScript. Efektem końcowym powinna zostać spójna strona internetowa posiadająca wszystkie wymienione wyżej funkcjonalności.</text:span></text:p>
      <text:p text:style-name="P2"><text:tab/><text:span text:style-name="T1">Strona jest zbudowana w oparciu o jeden główny plik index.php, który zawiera główny szkielet strony. Na górze znajduje się tytuł strony animowany przy pomocy JavaScript. Kolory zmieniają się z wykorzystaniem funkcji sinus na poszczególnych kolorach tekstu. Poniżej znajduje się panel nawigacyjny, do którego budowy wykorzystany został PHP. Zmienna aktualnej strony jest porównywana do wartości liczbowej i następuje odpowiednie przesunięcie zawartości tablicy zawierającej nazwy podstron. Dzięki temu odwiedzenie podstrony powoduje przesunięcie wartości na panelu nawigacyjnym tak, że na środku znajduje się aktualna podstrona. W lewym górnym rogu znajduje się rozwijane pole, za pomocą którego można dostać się do panelu administracyjnego.</text:span></text:p>
      <text:p text:style-name="P2"><text:tab/><text:span text:style-name="T1">Wczytywanie podstron odbywa się poprzez wykorzystanie instrukcji </text:span><text:span text:style-name="T2">include()</text:span><text:span text:style-name="T1"> w PHP, która pozwala na dołączenie innego pliku do aktualnie wykonywanego kodu. W tym przypadku z jej pomocą wczytywana jest zawartość podstrony do szkieletu strony, dzięki czemu nawigacja w adresie odbywa się z wykorzystaniem tylko jednego pliku. Ponadto każda podstrona posiada swój plik CSS, który dołącza tym samym sposobem.</text:span></text:p>
      <text:p text:style-name="P2"><text:tab/></text:p>
      <text:p text:style-name="P2"><text:tab/><text:span text:style-name="T2">Main:</text:span></text:p>
      <text:p text:style-name="P2"><text:span text:style-name="T2"><text:tab/></text:span><text:span text:style-name="T1">Jest to strona, którą domyślnie widzi każdy użytkownik po wejściu na stronę. Może ona zawierać dowolny rodzaj treści, przykładowo: powitanie, informacje o wirtynie, itp.</text:span></text:p>
      <text:p text:style-name="P2"/>
      <text:p text:style-name="P2"><text:tab/><text:span text:style-name="T2">Projekty:</text:span></text:p>
      <text:p text:style-name="P2"><text:span text:style-name="T2"><text:tab/></text:span><text:span text:style-name="T1">Podstrona której zadaniem jest prezentacja projektów, nad którymi trwają prace i ewentualne pobieranie treści na ich temat. Opis projektu może zawierać dowolną treść dokumentu HTML włącznie z formatowaniami.</text:span></text:p>
      <text:p text:style-name="P2"/>
      <text:p text:style-name="P2"><text:tab/><text:span text:style-name="T2">Pliki:</text:span></text:p>
      <text:p text:style-name="P2"><text:span text:style-name="T2"><text:tab/></text:span><text:span text:style-name="T1">Ta podstrona jest swego rodzaju repozytorium plików. Każdy plik posiada tytuł, obrazek oraz opis. Pobranie pliku następuje po naciśnięciu przycisku Pobierz.</text:span><text:span text:style-name="T2"> </text:span><text:span text:style-name="T1">Wygląd zbliżony do wyglądu podstrony projektów.</text:span></text:p>
      <text:p text:style-name="P2"/>
      <text:p text:style-name="P2"><text:tab/><text:span text:style-name="T2">Galeria:</text:span></text:p>
      <text:p text:style-name="P2"><text:span text:style-name="T2"><text:tab/></text:span><text:span text:style-name="T1">Podstrona, która wyświetla wszystkie obrazy dodane do galerii z poziomu panelu administratora. Tytuł, opis i położenie obrazu znajdują się w bazie danych. Wgrywane na serwer obrazy trafiają do katalogu „</text:span><text:span text:style-name="T2">uploads</text:span><text:span text:style-name="T1">”. Po kliknięciu na obraz zostajemy przeniesieni do podstrony, która wyświetla tylko jeden obraz w powiększeniu. Kliknięcie na obraz ponownie w tym trybie powoduje przejście do poprzedniej strony.</text:span></text:p>
      <text:p text:style-name="P2"/>
      <text:p text:style-name="P2"><text:soft-page-break/><text:tab/><text:span text:style-name="T2">Blog:</text:span></text:p>
      <text:p text:style-name="P2"><text:span text:style-name="T2"><text:tab/></text:span><text:span text:style-name="T1">Blog domyślnie wyświetla wszystkie wpisy na stronie. W spisie wyświetlane są tytuł i opis. Znajduje się tam też odnośnik „</text:span><text:span text:style-name="T2">Czytaj dalej</text:span><text:span text:style-name="T1">”, który pozwala na otwarcie dodatkowej podstrony, która umożliwia odczytanie treści wpisu, a także wyświetlenie komentarzy poniżej. Istnieje możliwość dodania komentarza. Na samym dole znajduje sie formularz, który na to pozwala. Wystarczy wpisać pseudonim i treść komentarza, a następnie zatwierdzić przyciskiem. Po chwili komentarz pojawi się pod wpisem.</text:span></text:p>
      <text:p text:style-name="P2"/>
      <text:p text:style-name="P2"><text:tab/><text:span text:style-name="T2">Panel administratora:</text:span></text:p>
      <text:p text:style-name="P2"><text:span text:style-name="T2"><text:tab/></text:span><text:span text:style-name="T1">W panelu administratora dla niezalogowanego użytkownika nie ma żadnych informacji, które może wykorzystać. Na górze widnieje formularz logowania. Aby zalogować się należy wpisać login i hasło (konto testowe to: „</text:span><text:span text:style-name="T2">admin</text:span><text:span text:style-name="T1">” i „</text:span><text:span text:style-name="T2">haslo</text:span><text:span text:style-name="T1">”). Po zalogowaniu widoczne stają się pola formularzy, które pozwalają na dodawanie i usuwanie treści ze strony. Aby wylogować się z panelu administratora należy użyć odnośnika „</text:span><text:span text:style-name="T2">Wyloguj</text:span><text:span text:style-name="T1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Chmielewski</meta:initial-creator>
    <meta:creation-date>2015-05-24T16:15:00.965771759</meta:creation-date>
    <meta:generator>LibreOffice/4.3.7.2$Linux_X86_64 LibreOffice_project/430$Build-2</meta:generator>
    <dc:date>2015-05-24T16:39:56.227650671</dc:date>
    <dc:creator>Tomasz Chmielewski</dc:creator>
    <meta:editing-duration>PT24M56S</meta:editing-duration>
    <meta:editing-cycles>1</meta:editing-cycles>
    <meta:document-statistic meta:table-count="0" meta:image-count="0" meta:object-count="0" meta:page-count="2" meta:paragraph-count="19" meta:word-count="469" meta:character-count="3460" meta:non-whitespace-character-count="2993"/>
  </office:meta>
</office:document-meta>
</file>